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style:font-name="Times New Roman"/>
    </style:style>
    <style:style style:name="P11" style:family="paragraph" style:parent-style-name="Text_20_body" style:list-style-name="WW8Num7">
      <style:text-properties style:font-name="Times New Roman"/>
    </style:style>
    <style:style style:name="P12" style:family="paragraph" style:parent-style-name="Standard">
      <style:paragraph-properties>
        <style:tab-stops>
          <style:tab-stop style:position="1.032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15" style:family="paragraph" style:parent-style-name="Standard">
      <style:text-properties style:font-name="Times New Roman" fo:font-size="10pt" style:font-size-asian="10pt" style:font-size-complex="10pt"/>
    </style:style>
    <style:style style:name="P16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/>
    </style:style>
    <style:style style:name="P18" style:family="paragraph" style:parent-style-name="Standard">
      <style:paragraph-properties>
        <style:tab-stops>
          <style:tab-stop style:position="1.032cm"/>
        </style:tab-stops>
      </style:paragraph-properties>
    </style:style>
    <style:style style:name="P19" style:family="paragraph" style:parent-style-name="Standard" style:list-style-name="WW8Num7">
      <style:paragraph-properties loext:contextual-spacing="false" fo:margin-top="0cm" fo:margin-bottom="0.212cm" fo:line-height="100%" fo:text-align="start" style:justify-single-word="false"/>
      <style:text-properties fo:color="#000000" style:font-name="Times New Roman1" fo:font-size="10pt" fo:font-weight="normal" fo:background-color="transparent" style:font-name-asian="Times New Roman1" style:font-name-complex="Times New Roman1"/>
    </style:style>
    <style:style style:name="P20" style:family="paragraph" style:parent-style-name="Standard" style:list-style-name="WW8Num7">
      <style:paragraph-properties loext:contextual-spacing="false" fo:margin-top="0cm" fo:margin-bottom="0.212cm" fo:line-height="100%" fo:text-align="start" style:justify-single-word="false"/>
      <style:text-properties fo:color="#000000" style:font-name="Times New Roman1" fo:font-size="10pt" fo:font-weight="normal" fo:background-color="transparent" style:font-name-asian="Times New Roman1" style:font-name-complex="Times New Roman1"/>
    </style:style>
    <style:style style:name="P21" style:family="paragraph" style:parent-style-name="Standard" style:list-style-name="WW8Num7">
      <style:paragraph-properties loext:contextual-spacing="false" fo:margin-top="0cm" fo:margin-bottom="0.212cm" fo:line-height="100%" fo:text-align="justify" style:justify-single-word="false"/>
      <style:text-properties fo:color="#000000" style:font-name="Times New Roman1" fo:font-size="10pt" fo:font-weight="normal" fo:background-color="transparent" style:font-name-asian="Times New Roman1" style:font-name-complex="Times New Roman1"/>
    </style:style>
    <style:style style:name="P22" style:family="paragraph" style:parent-style-name="Standard" style:list-style-name="WW8Num7">
      <style:paragraph-properties loext:contextual-spacing="false" fo:margin-top="0cm" fo:margin-bottom="0.212cm" fo:line-height="100%" fo:text-align="start" style:justify-single-word="false"/>
      <style:text-properties fo:color="#000000" style:font-name="Times New Roman" fo:font-size="10pt" fo:font-weight="normal" fo:background-color="transparent" style:font-name-asian="Times New Roman1" style:font-name-complex="Times New Roman1"/>
    </style:style>
    <style:style style:name="P23" style:family="paragraph" style:parent-style-name="Standard">
      <style:paragraph-properties loext:contextual-spacing="false" fo:margin-left="1.27cm" fo:margin-right="0cm" fo:margin-top="0cm" fo:margin-bottom="0.212cm" fo:line-height="100%" fo:text-align="start" style:justify-single-word="false" fo:text-indent="0cm" style:auto-text-indent="false"/>
      <style:text-properties fo:color="#000000" style:font-name="Times New Roman" fo:font-size="10pt" fo:font-weight="normal" fo:background-color="transparent" style:font-name-asian="Times New Roman1" style:font-name-complex="Times New Roman1"/>
    </style:style>
    <style:style style:name="P24" style:family="paragraph" style:parent-style-name="Heading_20_1">
      <style:text-properties style:font-name="Times New Roman"/>
    </style:style>
    <style:style style:name="P25" style:family="paragraph" style:parent-style-name="Heading_20_2">
      <style:text-properties style:font-name="Times New Roman"/>
    </style:style>
    <style:style style:name="P26" style:family="paragraph" style:parent-style-name="Heading_20_2">
      <style:text-properties style:font-name="Times New Roman" fo:font-size="11pt" style:font-size-asian="11pt" style:font-size-complex="11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Tahoma1" style:font-size-asian="10pt" style:font-name-complex="Tahoma1" style:font-size-complex="10pt"/>
    </style:style>
    <style:style style:name="T5" style:family="text">
      <style:text-properties fo:color="#000000" fo:font-size="14pt" fo:font-weight="normal" fo:background-color="transparent" style:font-name-asian="Times New Roman1" style:font-name-complex="Times New Roman1" loext:char-shading-value="0"/>
    </style:style>
    <style:style style:name="T6" style:family="text">
      <style:text-properties fo:color="#000000" fo:font-size="14pt" fo:font-weight="normal" fo:background-color="transparent" style:font-name-asian="Times New Roman1" style:font-name-complex="Times New Roman1" loext:char-shading-value="0"/>
    </style:style>
    <style:style style:name="T7" style:family="text">
      <style:text-properties fo:color="#000000" fo:font-size="10pt" fo:font-weight="normal" fo:background-color="transparent" style:font-name-asian="Times New Roman1" style:font-name-complex="Times New Roman1" loext:char-shading-value="0"/>
    </style:style>
    <style:style style:name="T8" style:family="text">
      <style:text-properties fo:color="#000000" fo:font-size="10pt" fo:font-weight="normal" fo:background-color="transparent" style:font-name-asian="Times New Roman1" style:font-name-complex="Times New Roman1" loext:char-shading-value="0"/>
    </style:style>
    <style:style style:name="T9" style:family="text">
      <style:text-properties fo:color="#000000" fo:font-size="10pt" fo:font-weight="normal" fo:background-color="transparent" style:font-name-asian="Verdana" style:font-name-complex="Verdana" loext:char-shading-value="0"/>
    </style:style>
    <style:style style:name="T10" style:family="text">
      <style:text-properties style:font-name-asian="Verdana" style:font-name-complex="Verdana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loext:char-shading-value="0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ória Virtual<text:line-break/>Caso de Uso: <text:span text:style-name="T5">Listar </text:span><text:span text:style-name="T5">Alterações</text:span><text:span text:style-name="T5"> d</text:span><text:span text:style-name="T5">o</text:span><text:span text:style-name="T5"> Be</text:span><text:span text:style-name="T5">m </text:span><text:span text:style-name="T5">Patrimoni</text:span><text:span text:style-name="T5">al</text:span></text:p>
      <text:p text:style-name="P10"/>
      <text:h text:style-name="P24" text:outline-level="1">Breve Descrição</text:h>
      <text:p text:style-name="P23">Este caso de uso permite a listagem de informações sobre os versionamentos de um bem patrimonial no sistema. Essas informações são associadas aos usuários que fizeram a modificação. </text:p>
      <text:h text:style-name="P24" text:outline-level="1">Breve Descrição dos Atores</text:h>
      <text:h text:style-name="P25" text:outline-level="2">Catalogador – Visualiza todas as alterações realizadas de seus bens patrimoniais</text:h>
      <text:h text:style-name="P24" text:outline-level="1">Pré-condições</text:h>
      <text:p text:style-name="P9">O usuário estar logado no sistema e com um Bem Patrimonial selecionado para edição.</text:p>
      <text:h text:style-name="P24" text:outline-level="1">Fluxo Básico de eventos</text:h>
      <text:list xml:id="list5726921077660023039" text:style-name="WW8Num7">
        <text:list-item text:start-value="1">
          <text:p text:style-name="P19"><text:span text:style-name="Fonte_20_parág._20_padrão"><text:span text:style-name="T12">O caso de uso começa quando o catalogador </text:span></text:span><text:span text:style-name="Fonte_20_parág._20_padrão"><text:span text:style-name="T11">está n</text:span></text:span><text:span text:style-name="Fonte_20_parág._20_padrão"><text:span text:style-name="T12">a opção “Editar Bem Patrimonial” e o sistema exibe </text:span></text:span><text:span text:style-name="Fonte_20_parág._20_padrão"><text:span text:style-name="T11">um link, para aquele Bem Patrimonial, que abre uma janela expandida com mais detalhes sobre seus valores anteriores, em que consta uma tabela com os seguintes campos</text:span></text:span><text:span text:style-name="Fonte_20_parág._20_padrão"><text:span text:style-name="T12">: </text:span></text:span></text:p>
        </text:list-item>
      </text:list>
      <text:p text:style-name="P9">- c<text:span text:style-name="T7">ampo para </text:span><text:span text:style-name="T7">seleção, em que consta o ID da alteração, a data de alteração, o autor e o comentário(com um resumo de quais foram os campos modificados naquela versão)</text:span><text:span text:style-name="T7">; </text:span></text:p>
      <text:p text:style-name="P9"><text:span text:style-name="T10">- </text:span><text:span text:style-name="T7">opção “</text:span><text:span text:style-name="T7">Ver Diferenças</text:span><text:span text:style-name="T7">” para </text:span><text:span text:style-name="T7">exibir as diferenças entre as opções selecionadas</text:span><text:span text:style-name="T7">;</text:span></text:p>
      <text:p text:style-name="P9"><text:span text:style-name="T9">- </text:span><text:span text:style-name="T7">opção “</text:span><text:span text:style-name="T7">Cancelar</text:span><text:span text:style-name="T7">” para </text:span><text:span text:style-name="T7">fechar a janela expandida</text:span><text:span text:style-name="T7">;</text:span></text:p>
      <text:p text:style-name="P14"/>
      <text:list xml:id="list35418062" text:continue-numbering="true" text:style-name="WW8Num7">
        <text:list-item>
          <text:p text:style-name="P19"><text:span text:style-name="Fonte_20_parág._20_padrão"><text:span text:style-name="T12">O Catalogador </text:span></text:span><text:span text:style-name="Fonte_20_parág._20_padrão"><text:span text:style-name="T11">seleciona as versões que deseja analisar e clica em “Ver Diferenças”</text:span></text:span><text:span text:style-name="Fonte_20_parág._20_padrão"><text:span text:style-name="T12">;</text:span></text:span></text:p>
        </text:list-item>
        <text:list-item>
          <text:p text:style-name="P21"><text:span text:style-name="Fonte_20_parág._20_padrão"><text:span text:style-name="T12">O sistema </text:span></text:span><text:span text:style-name="Fonte_20_parág._20_padrão"><text:span text:style-name="T11">exibe na mesma janela expandida, uma relação com os campos modificados entre as duas versões selecionadas com seus respectivos valores e um botão “Voltar”;</text:span></text:span></text:p>
        </text:list-item>
        <text:list-item>
          <text:p text:style-name="P11">O<text:span text:style-name="T7"> usuário </text:span><text:span text:style-name="T7">não tem nenhuma opção de alteração, apenas de voltar e analisar outra versão</text:span><text:span text:style-name="T7">.</text:span></text:p>
        </text:list-item>
        <text:list-item>
          <text:p text:style-name="P22">O caso de uso termina.</text:p>
        </text:list-item>
      </text:list>
      <text:h text:style-name="P24" text:outline-level="1">Fluxos Alternativos</text:h>
      <text:h text:style-name="P25" text:outline-level="2" text:is-list-header="true"/>
      <text:h text:style-name="P26" text:outline-level="2" text:is-list-header="true">Fluxo Alternativo 1</text:h>
      <text:p text:style-name="Standard"><text:span text:style-name="Fonte_20_parág._20_padrão"><text:span text:style-name="T11"><text:tab/></text:span></text:span><text:span text:style-name="Fonte_20_parág._20_padrão"><text:span text:style-name="T13">Se no </text:span></text:span><text:span text:style-name="Fonte_20_parág._20_padrão"><text:span text:style-name="T14">Fluxo Básico</text:span></text:span><text:span text:style-name="Fonte_20_parág._20_padrão"><text:span text:style-name="T13"> a qualquer momento o usuário selecionar a opção “Cancelar”</text:span></text:span></text:p>
      <text:p text:style-name="Standard"><text:span text:style-name="Fonte_20_parág._20_padrão"><text:span text:style-name="T13">O sistema retorna à página de edição do Bem Patrimonial e o caso de uso termina.</text:span></text:span></text:p>
      <text:p text:style-name="Standard"><text:span text:style-name="Fonte_20_parág._20_padrão"><text:span text:style-name="T13"/></text:span></text:p>
      <text:p text:style-name="P12"><text:span text:style-name="Fonte_20_parág._20_padrão"><text:span text:style-name="T14"><text:tab/></text:span></text:span><text:span text:style-name="Fonte_20_parág._20_padrão"><text:span text:style-name="T16">Fluxo Alternativo 2</text:span></text:span></text:p>
      <text:p text:style-name="P12"><text:tab/><text:tab/><text:span text:style-name="T13">Se, no passo 2 do Fluxo Básico, o Catalogador não selecionar as versões que deseja analisar e clicar em “Ver Diferenças”, o sistema exibe a mensagem “Selecione as versões que deseja analisar.”. </text:span></text:p>
      <text:p text:style-name="P12"><text:span text:style-name="T13">O sistema retorna ao passo 2 do Fluxo Básico.</text:span></text:p>
      <text:p text:style-name="P15"/>
      <text:h text:style-name="P24" text:outline-level="1">Pós-condições</text:h>
      <text:list xml:id="list2262738521975091294" text:style-name="L1">
        <text:list-item>
          <text:list>
            <text:list-item>
              <text:p text:style-name="P16">Fluxo Básico: É exibida informações sobre o versionamento do bem patrimonial selecionado.</text:p>
            </text:list-item>
            <text:list-item>
              <text:p text:style-name="P16">Fluxo Alternativo 1: Não há mudanças no banco de dados do sistema.</text:p>
              <text:p text:style-name="P16"><text:soft-page-break/></text:p>
              <text:p text:style-name="P16"/>
            </text:list-item>
          </text:list>
        </text:list-item>
      </text:list>
      <text:h text:style-name="P24" text:outline-level="1">Seção I</text:h>
      <text:p text:style-name="P5"><text:span text:style-name="Fonte_20_parág._20_padrão"><text:span text:style-name="T4">Esta seção contém atributos componentes do Padrão de Descrição da Informação </text:span></text:span><text:span text:style-name="Fonte_20_parág._20_padrão"><text:span text:style-name="T15">referente à estrutura da base de dados do Sistema Memória Virtual.</text:span></text:span></text:p>
      <text:p text:style-name="P17"/>
      <text:p text:style-name="P5"><text:span text:style-name="Fonte_20_parág._20_padrão"><text:span text:style-name="T15">ID da Versão (Primary Key)</text:span></text:span></text:p>
      <text:p text:style-name="P5"><text:span text:style-name="Fonte_20_parág._20_padrão"><text:span text:style-name="T15">ID do Bem Patrimonial</text:span></text:span></text:p>
      <text:p text:style-name="P5"><text:span text:style-name="Fonte_20_parág._20_padrão"><text:span text:style-name="T15">Data de Alteração</text:span></text:span></text:p>
      <text:p text:style-name="P5"><text:span text:style-name="Fonte_20_parág._20_padrão"><text:span text:style-name="T15">Autor</text:span></text:span></text:p>
      <text:p text:style-name="P5"><text:span text:style-name="Fonte_20_parág._20_padrão"><text:span text:style-name="T15">Campos Modificados (Somente o nome dos campos que sofreram alteração, separados por “;”)</text:span></text:span></text:p>
      <text:p text:style-name="P5"><text:span text:style-name="Fonte_20_parág._20_padrão"><text:span text:style-name="T15">Valores Modificados (Somente os valores novos dos campos que sofreram alteração, separados por “;”)</text:span></text:span></text:p>
      <text:p text:style-name="P5"><text:span text:style-name="Fonte_20_parág._20_padrão"><text:span text:style-name="T15">Valores Anteriores (Somente os valores anteriores dos campos que sofreram alteração, separados por “;”)</text:span></text:span></text:p>
      <text:p text:style-name="P5"><text:span text:style-name="Fonte_20_parág._20_padrão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style:font-name-asian="Tahoma" style:font-name-complex="Tahom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loext:contextual-spacing="false"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Tahoma1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size="8pt" style:font-size-asian="8pt" style:font-name-complex="Tahoma1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5.452cm" fo:margin-left="-0.203cm" table:align="left"/>
    </style:style>
    <style:style style:name="Tabela4.A" style:family="table-column">
      <style:table-column-properties style:column-width="1.852cm"/>
    </style:style>
    <style:style style:name="Tabela4.B" style:family="table-column">
      <style:table-column-properties style:column-width="10.566cm"/>
    </style:style>
    <style:style style:name="Tabela4.C" style:family="table-column">
      <style:table-column-properties style:column-width="3.034cm"/>
    </style:style>
    <style:style style:name="Tabe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5.431cm" fo:margin-left="-0.191cm" table:align="left"/>
    </style:style>
    <style:style style:name="Tabela3.A" style:family="table-column">
      <style:table-column-properties style:column-width="5.577cm"/>
    </style:style>
    <style:style style:name="Tabela3.C" style:family="table-column">
      <style:table-column-properties style:column-width="4.276cm"/>
    </style:style>
    <style:style style:name="Tabela3.1" style:family="table-row">
      <style:table-row-properties style:min-row-height="0.609cm" style:use-optimal-row-height="false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table:number-rows-spanned="2" office:value-type="string">
              <text:p text:style-name="MP1"><text:span text:style-name="Fonte_20_parág._20_padrão"><text:span text:style-name="MT1"><draw:frame draw:style-name="Mfr1" draw:name="Imagem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4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4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4.C1" office:value-type="string">
              <text:p text:style-name="MP2"><text:s text:c="2"/>Data: <text:s/>&lt;13/08/2014&gt;</text:p>
            </table:table-cell>
          </table:table-row>
        </table:table>
        <text:p text:style-name="Standard"/>
      </style:header>
      <style:footer>
        <table:table table:name="Tabela3" table:style-name="Tabela3">
          <table:table-column table:style-name="Tabela3.A" table:number-columns-repeated="2"/>
          <table:table-column table:style-name="Tabela3.C"/>
          <table:table-row table:style-name="Tabela3.1">
            <table:table-cell table:style-name="Tabela3.A1" office:value-type="string">
              <text:p text:style-name="MP5">Confidencial</text:p>
            </table:table-cell>
            <table:table-cell table:style-name="Tabela3.A1" office:value-type="string">
              <text:p text:style-name="MP3">ICMC – USP, 2014</text:p>
            </table:table-cell>
            <table:table-cell table:style-name="Tabela3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/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XX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8/06/20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meta:initial-creator>Mariana Casuscelli Groppa</meta:initial-creator>
    <meta:creation-date>2010-06-10T16:16:00Z</meta:creation-date>
    <dc:date>2016-10-19T15:23:12.41</dc:date>
    <meta:editing-cycles>10</meta:editing-cycles>
    <meta:editing-duration>PT9H47M11S</meta:editing-duration>
    <dc:creator>Paula Diana</dc:creator>
    <meta:document-statistic meta:table-count="4" meta:image-count="1" meta:object-count="0" meta:page-count="2" meta:paragraph-count="48" meta:word-count="474" meta:character-count="2841"/>
    <meta:template xlink:type="simple" xlink:actuate="onRequest" xlink:title="" xlink:href="../cadastrar_bem_patrimonial.odt/Normal"/>
  </office:meta>
</office:document-meta>
</file>